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200000309E6AAE6B2AC111934.png" manifest:media-type="image/png"/>
  <manifest:file-entry manifest:full-path="Pictures/100000010000033F0000028CBD98823AE7755DFF.png" manifest:media-type="image/png"/>
  <manifest:file-entry manifest:full-path="Pictures/1000000100000313000001CF13C99F90FB8F66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0fd7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Billede1" text:anchor-type="paragraph" svg:x="0cm" svg:y="13.936cm" svg:width="17cm" svg:height="10.001cm" draw:z-index="0"><draw:image xlink:href="Pictures/1000000100000313000001CF13C99F90FB8F6634.png" xlink:type="simple" xlink:show="embed" xlink:actuate="onLoad" draw:mime-type="image/png"/></draw:frame></text:p>
      <text:p text:style-name="Standard"><draw:frame draw:style-name="fr2" draw:name="Billede2" text:anchor-type="paragraph" svg:x="0cm" svg:y="-0.069cm" svg:width="17cm" svg:height="13.337cm" draw:z-index="1"><draw:image xlink:href="Pictures/100000010000033F0000028CBD98823AE7755DFF.png" xlink:type="simple" xlink:show="embed" xlink:actuate="onLoad" draw:mime-type="image/png"/></draw:frame></text:p>
      <text:p text:style-name="Standard"/>
      <text:p text:style-name="P1"><draw:frame draw:style-name="fr1" draw:name="Billede3" text:anchor-type="char" svg:width="12.462cm" svg:height="25.086cm" draw:z-index="2"><draw:image xlink:href="Pictures/100000010000018200000309E6AAE6B2AC1119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8:21:32.150286735</meta:creation-date>
    <dc:date>2023-09-02T18:31:20.075729635</dc:date>
    <meta:editing-duration>PT4M2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